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none" fo:font-weight="normal" officeooo:rsid="000eed27" officeooo:paragraph-rsid="000eed27" style:font-weight-asian="normal" style:font-weight-complex="normal"/>
    </style:style>
    <style:style style:name="P2" style:family="paragraph" style:parent-style-name="Preformatted_20_Text">
      <style:text-properties style:text-underline-style="none" fo:font-weight="normal" officeooo:rsid="0010aacc" officeooo:paragraph-rsid="0010aacc" style:font-weight-asian="normal" style:font-weight-complex="normal"/>
    </style:style>
    <style:style style:name="P3" style:family="paragraph" style:parent-style-name="Preformatted_20_Text">
      <style:text-properties officeooo:paragraph-rsid="0010bcc8"/>
    </style:style>
    <style:style style:name="P4" style:family="paragraph" style:parent-style-name="Preformatted_20_Text">
      <style:text-properties officeooo:paragraph-rsid="0012b385"/>
    </style:style>
    <style:style style:name="P5" style:family="paragraph" style:parent-style-name="Preformatted_20_Text">
      <style:text-properties officeooo:paragraph-rsid="0012e4ad"/>
    </style:style>
    <style:style style:name="P6" style:family="paragraph" style:parent-style-name="Preformatted_20_Text">
      <style:text-properties officeooo:paragraph-rsid="000eed27"/>
    </style:style>
    <style:style style:name="P7" style:family="paragraph" style:parent-style-name="Preformatted_20_Text">
      <style:text-properties officeooo:paragraph-rsid="001521cc"/>
    </style:style>
    <style:style style:name="P8" style:family="paragraph" style:parent-style-name="Preformatted_20_Text">
      <style:paragraph-properties fo:margin-top="0cm" fo:margin-bottom="0.499cm" loext:contextual-spacing="false"/>
    </style:style>
    <style:style style:name="P9" style:family="paragraph" style:parent-style-name="Standard">
      <style:text-properties officeooo:rsid="000e0767" officeooo:paragraph-rsid="000e0767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e0767" officeooo:paragraph-rsid="000e0767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e0767" officeooo:paragraph-rsid="000eed27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eed27" officeooo:paragraph-rsid="000eed27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0aacc" officeooo:paragraph-rsid="0010aacc" style:font-weight-asian="bold" style:font-weight-complex="bold"/>
    </style:style>
    <style:style style:name="P14" style:family="paragraph" style:parent-style-name="Standard">
      <style:text-properties style:text-underline-style="none" fo:font-weight="normal" officeooo:rsid="000eed27" officeooo:paragraph-rsid="000eed27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eed27" officeooo:paragraph-rsid="0012b38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0aacc" officeooo:paragraph-rsid="0010aacc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0bcc8" officeooo:paragraph-rsid="0010bcc8" style:font-weight-asian="normal" style:font-weight-complex="normal"/>
    </style:style>
    <style:style style:name="T1" style:family="text">
      <style:text-properties officeooo:rsid="000eed27"/>
    </style:style>
    <style:style style:name="T2" style:family="text">
      <style:text-properties fo:background-color="#99ffff" loext:char-shading-value="0"/>
    </style:style>
    <style:style style:name="T3" style:family="text">
      <style:text-properties fo:background-color="#99ffff" loext:char-shading-value="0"/>
    </style:style>
    <style:style style:name="T4" style:family="text">
      <style:text-properties officeooo:rsid="000fe253" fo:background-color="#99ffff" loext:char-shading-value="0"/>
    </style:style>
    <style:style style:name="T5" style:family="text">
      <style:text-properties officeooo:rsid="000eed27" fo:background-color="#99ffff" loext:char-shading-value="0"/>
    </style:style>
    <style:style style:name="T6" style:family="text">
      <style:text-properties officeooo:rsid="000eed27" fo:background-color="#99ffff" loext:char-shading-value="0"/>
    </style:style>
    <style:style style:name="T7" style:family="text">
      <style:text-properties officeooo:rsid="000e0767" fo:background-color="#99ffff" loext:char-shading-value="0"/>
    </style:style>
    <style:style style:name="T8" style:family="text">
      <style:text-properties officeooo:rsid="001521cc" fo:background-color="#99ffff" loext:char-shading-value="0"/>
    </style:style>
    <style:style style:name="T9" style:family="text">
      <style:text-properties style:text-underline-style="none" fo:font-weight="normal" officeooo:rsid="0010bcc8" style:font-weight-asian="normal" style:font-weight-complex="normal"/>
    </style:style>
    <style:style style:name="T10" style:family="text">
      <style:text-properties style:text-underline-style="none" fo:font-weight="normal" officeooo:rsid="0010bcc8" fo:background-color="#99ffff" loext:char-shading-value="0" style:font-weight-asian="normal" style:font-weight-complex="normal"/>
    </style:style>
    <style:style style:name="T11" style:family="text">
      <style:text-properties style:text-underline-style="none" fo:font-weight="normal" officeooo:rsid="000eed27" fo:background-color="#99ffff" loext:char-shading-value="0" style:font-weight-asian="normal" style:font-weight-complex="normal"/>
    </style:style>
    <style:style style:name="T12" style:family="text">
      <style:text-properties style:text-underline-style="none" fo:font-weight="normal" officeooo:rsid="0012b385" fo:background-color="#99ffff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RROR</text:p>
      <text:p text:style-name="Preformatted_20_Text">Persona *crearPersona(char *nombre, int edad, float peso){</text:p>
      <text:p text:style-name="P7"><text:s text:c="8"/><text:span text:style-name="T3">Persona *nuevo;</text:span><text:span text:style-name="T7">//No se </text:span><text:span text:style-name="T8">había</text:span><text:span text:style-name="T7"> </text:span><text:span text:style-name="T8">inicializado</text:span><text:span text:style-name="T7"> correctamente el puntero y el error era Segmentation fault</text:span></text:p>
      <text:p text:style-name="Preformatted_20_Text"/>
      <text:p text:style-name="Preformatted_20_Text"><text:s text:c="8"/>nuevo-&gt;nombre = nombre;</text:p>
      <text:p text:style-name="Preformatted_20_Text"><text:s text:c="8"/>nuevo-&gt;edad = edad;</text:p>
      <text:p text:style-name="Preformatted_20_Text"><text:s text:c="8"/>nuevo-&gt;peso = peso;</text:p>
      <text:p text:style-name="Preformatted_20_Text"/>
      <text:p text:style-name="Preformatted_20_Text"><text:s text:c="8"/></text:p>
      <text:p text:style-name="Preformatted_20_Text"/>
      <text:p text:style-name="P7"><text:s text:c="8"/><text:span text:style-name="T3">nuevo-&gt;hijos = NULL;</text:span><text:span text:style-name="T7">//No se </text:span><text:span text:style-name="T8">había</text:span><text:span text:style-name="T7"> inicializado correctamente el puntero y el error era Segmentation fault</text:span></text:p>
      <text:p text:style-name="Preformatted_20_Text"/>
      <text:p text:style-name="Preformatted_20_Text"><text:s text:c="8"/>return &amp;nuevo; <text:s text:c="33"/></text:p>
      <text:p text:style-name="P8">}</text:p>
      <text:p text:style-name="P10">C<text:span text:style-name="T1">ORREGIDO:</text:span></text:p>
      <text:p text:style-name="P9">Persona *crearPersona(char *nombre, int edad, int peso){</text:p>
      <text:p text:style-name="P9"><text:tab/>Persona *nuevo = (Persona*) malloc(sizeof(Persona*));</text:p>
      <text:p text:style-name="P9"><text:tab/>nuevo-&gt;nombre = nombre;</text:p>
      <text:p text:style-name="P9"><text:tab/>nuevo-&gt;edad = edad;</text:p>
      <text:p text:style-name="P9"><text:tab/>nuevo-&gt;peso = peso;</text:p>
      <text:p text:style-name="P9"><text:tab/>nuevo-&gt;hijos = (ListaHijos*) malloc(sizeof(ListaHijos*));</text:p>
      <text:p text:style-name="P9"/>
      <text:p text:style-name="P9"><text:tab/>return nuevo;<text:tab/><text:tab/><text:tab/><text:tab/><text:tab/></text:p>
      <text:p text:style-name="P9">}</text:p>
      <text:p text:style-name="P9"/>
      <text:p text:style-name="P12">ERROR:</text:p>
      <text:p text:style-name="P6"><text:span text:style-name="T1">int anadirHijo(Persona *padre, Persona *hijo){</text:span></text:p>
      <text:p text:style-name="P5"><text:s text:c="7"/><text:span text:style-name="T3"><text:s/>ListaHijos *lista_hijos = padre→hijos; </text:span><text:span text:style-name="T11">//No se habia inicializado correctamente el puntero previa la asignacion y el error era Segmentation fault</text:span></text:p>
      <text:p text:style-name="Preformatted_20_Text"><text:s text:c="8"/>if(lista_hijos == NULL){</text:p>
      <text:p text:style-name="Preformatted_20_Text"><text:s text:c="16"/>ListaHijos *lista = (ListaHijos *)malloc(sizeof(ListaHijos));</text:p>
      <text:p text:style-name="Preformatted_20_Text"><text:s text:c="16"/>if(lista == NULL){</text:p>
      <text:p text:style-name="Preformatted_20_Text"><text:s text:c="24"/>return -1; <text:s text:c="13"/></text:p>
      <text:p text:style-name="Preformatted_20_Text"><text:s text:c="16"/>}</text:p>
      <text:p text:style-name="Preformatted_20_Text"><text:s text:c="16"/>lista-&gt;per = hijo;</text:p>
      <text:p text:style-name="Preformatted_20_Text"><text:s text:c="16"/>lista-&gt;siguiente = NULL;</text:p>
      <text:p text:style-name="Preformatted_20_Text"><text:s text:c="16"/>padre-&gt;hijos = lista;</text:p>
      <text:p text:style-name="Preformatted_20_Text"><text:s text:c="16"/>return 0;</text:p>
      <text:p text:style-name="Preformatted_20_Text"><text:s text:c="8"/>}</text:p>
      <text:p text:style-name="Preformatted_20_Text"/>
      <text:p text:style-name="Preformatted_20_Text"><text:s text:c="8"/>else{</text:p>
      <text:p text:style-name="Preformatted_20_Text"><text:s text:c="16"/>while(lista_hijos != NULL){</text:p>
      <text:p text:style-name="Preformatted_20_Text"><text:s text:c="16"/></text:p>
      <text:p text:style-name="Preformatted_20_Text"><text:s text:c="24"/>if(lista_hijos-&gt;siguiente == NULL){</text:p>
      <text:p text:style-name="Preformatted_20_Text"><text:s text:c="32"/>break;</text:p>
      <text:p text:style-name="Preformatted_20_Text"><text:s text:c="24"/>}</text:p>
      <text:p text:style-name="Preformatted_20_Text"><text:s text:c="24"/>lista_hijos = lista_hijos-&gt;siguiente;</text:p>
      <text:p text:style-name="Preformatted_20_Text"><text:s text:c="16"/>}</text:p>
      <text:p text:style-name="Preformatted_20_Text"/>
      <text:p text:style-name="Preformatted_20_Text"><text:s text:c="40"/></text:p>
      <text:p text:style-name="Preformatted_20_Text"><text:s text:c="16"/>ListaHijos *nuevo = (ListaHijos *)malloc(sizeof(ListaHijos));</text:p>
      <text:p text:style-name="Preformatted_20_Text"><text:s text:c="16"/>if(nuevo == NULL){</text:p>
      <text:p text:style-name="Preformatted_20_Text"><text:s text:c="24"/>return -1; <text:s text:c="13"/></text:p>
      <text:p text:style-name="Preformatted_20_Text"><text:s text:c="16"/>}</text:p>
      <text:p text:style-name="Preformatted_20_Text"><text:s text:c="16"/>nuevo-&gt;per = hijo;</text:p>
      <text:p text:style-name="P5"><text:s text:c="16"/><text:span text:style-name="T3">nuevo-&gt;siguiente = nuevo;</text:span><text:span text:style-name="T11">//El siguiente se le asignaba otra vez la lista al momento de imprimir se creaba un bucle</text:span></text:p>
      <text:p text:style-name="Preformatted_20_Text"><text:s text:c="16"/>lista_hijos-&gt;siguiente = nuevo;</text:p>
      <text:p text:style-name="Preformatted_20_Text"><text:soft-page-break/><text:tab/><text:tab/> <text:s text:c="3"/><text:span text:style-name="T3">//</text:span><text:span text:style-name="T6">FALTA AGREGAR LA LISTA AL PADRE</text:span></text:p>
      <text:p text:style-name="Preformatted_20_Text"><text:s text:c="16"/>return 0; <text:s text:c="6"/></text:p>
      <text:p text:style-name="Preformatted_20_Text"><text:s text:c="16"/></text:p>
      <text:p text:style-name="Preformatted_20_Text"><text:s text:c="8"/>}</text:p>
      <text:p text:style-name="Preformatted_20_Text"><text:s text:c="8"/>return -1;</text:p>
      <text:p text:style-name="P8">}</text:p>
      <text:p text:style-name="P11">C<text:span text:style-name="T1">ORREGIDO:</text:span></text:p>
      <text:p text:style-name="P14">int anadirHijo(Persona *padre, Persona *hijo){</text:p>
      <text:p text:style-name="P14"><text:tab/></text:p>
      <text:p text:style-name="P14"><text:tab/>ListaHijos *lista_hijos = (ListaHijos*)malloc(sizeof(ListaHijos)); </text:p>
      <text:p text:style-name="P14"><text:tab/>lista_hijos = padre-&gt;hijos;</text:p>
      <text:p text:style-name="P14"/>
      <text:p text:style-name="P14"/>
      <text:p text:style-name="P14"><text:tab/>if(lista_hijos == NULL){</text:p>
      <text:p text:style-name="P14"><text:tab/><text:tab/>ListaHijos *lista = (ListaHijos *)malloc(sizeof(ListaHijos));</text:p>
      <text:p text:style-name="P14"><text:tab/><text:tab/>if(lista == NULL){</text:p>
      <text:p text:style-name="P14"><text:tab/><text:tab/><text:tab/>free(lista);</text:p>
      <text:p text:style-name="P14"><text:tab/><text:tab/><text:tab/>free(lista_hijos);</text:p>
      <text:p text:style-name="P14"><text:tab/><text:tab/><text:tab/>return -1;<text:tab/><text:tab/></text:p>
      <text:p text:style-name="P14"><text:tab/><text:tab/>}</text:p>
      <text:p text:style-name="P14"><text:tab/><text:tab/>lista-&gt;per = hijo;</text:p>
      <text:p text:style-name="P14"><text:tab/><text:tab/>lista-&gt;siguiente = NULL;</text:p>
      <text:p text:style-name="P14"><text:tab/><text:tab/>padre-&gt;hijos = lista;</text:p>
      <text:p text:style-name="P14"><text:tab/><text:tab/>//Se libera ese espacio con free</text:p>
      <text:p text:style-name="P14"><text:tab/><text:tab/>free(lista);</text:p>
      <text:p text:style-name="P14"><text:tab/><text:tab/>free(lista_hijos);</text:p>
      <text:p text:style-name="P14"><text:tab/><text:tab/>return 0;</text:p>
      <text:p text:style-name="P14"><text:tab/>}</text:p>
      <text:p text:style-name="P14"/>
      <text:p text:style-name="P14"><text:tab/>else{</text:p>
      <text:p text:style-name="P14"><text:tab/><text:tab/>while(lista_hijos != NULL){</text:p>
      <text:p text:style-name="P14"><text:tab/><text:tab/></text:p>
      <text:p text:style-name="P14"><text:tab/><text:tab/><text:tab/>if(lista_hijos-&gt;siguiente == NULL){</text:p>
      <text:p text:style-name="P14"><text:tab/><text:tab/><text:tab/><text:tab/>break;</text:p>
      <text:p text:style-name="P14"><text:tab/><text:tab/><text:tab/>}</text:p>
      <text:p text:style-name="P14"><text:tab/><text:tab/><text:tab/>lista_hijos = lista_hijos-&gt;siguiente;</text:p>
      <text:p text:style-name="P14"><text:tab/><text:tab/>}</text:p>
      <text:p text:style-name="P14"/>
      <text:p text:style-name="P14"><text:tab/><text:tab/><text:tab/><text:tab/><text:tab/></text:p>
      <text:p text:style-name="P14"><text:tab/><text:tab/>ListaHijos *nuevo = (ListaHijos *)malloc(sizeof(ListaHijos));</text:p>
      <text:p text:style-name="P14"><text:tab/><text:tab/>if(nuevo == NULL){</text:p>
      <text:p text:style-name="P14"><text:tab/><text:tab/><text:tab/>free(lista_hijos);</text:p>
      <text:p text:style-name="P14"><text:tab/><text:tab/><text:tab/>return -1;<text:tab/><text:tab/></text:p>
      <text:p text:style-name="P14"><text:tab/><text:tab/>}</text:p>
      <text:p text:style-name="P14"><text:tab/><text:tab/>nuevo-&gt;per = hijo;</text:p>
      <text:p text:style-name="P14"><text:tab/><text:tab/>nuevo-&gt;siguiente = NULL; </text:p>
      <text:p text:style-name="P14"><text:tab/><text:tab/>lista_hijos-&gt;siguiente = nuevo;</text:p>
      <text:p text:style-name="P14"><text:tab/><text:tab/></text:p>
      <text:p text:style-name="P14"><text:tab/><text:tab/>padre-&gt;hijos = lista_hijos;</text:p>
      <text:p text:style-name="P14"><text:tab/><text:tab/>return 0;<text:tab/></text:p>
      <text:p text:style-name="P14"><text:tab/>}</text:p>
      <text:p text:style-name="P14"><text:tab/>free(lista_hijos);</text:p>
      <text:p text:style-name="P14"><text:soft-page-break/><text:tab/>return -1;</text:p>
      <text:p text:style-name="P14">}</text:p>
      <text:p text:style-name="P12">ERROR:</text:p>
      <text:p text:style-name="P1">void mostrarInfoPersona(Persona *persona){</text:p>
      <text:p text:style-name="Preformatted_20_Text"><text:s text:c="8"/>if(persona != NULL){</text:p>
      <text:p text:style-name="Preformatted_20_Text"><text:s text:c="16"/>printf("Nombre: %s\nPeso: %d kg\nEdad: %d\n",persona-&gt;nombre, persona-&gt;peso, persona-&gt;edad);</text:p>
      <text:p text:style-name="P4"><text:s text:c="16"/><text:span text:style-name="T3">if(persona-&gt;hijos == NULL){</text:span><text:span text:style-name="T11">//</text:span><text:span text:style-name="T12">No s</text:span><text:span text:style-name="T11">e </text:span><text:span text:style-name="T12">esta validando que el hijo no sea null </text:span></text:p>
      <text:p text:style-name="Preformatted_20_Text"><text:s text:c="24"/>printf("Hijos: esta persona no tiene hijos\n");</text:p>
      <text:p text:style-name="Preformatted_20_Text"><text:s text:c="24"/>return;</text:p>
      <text:p text:style-name="Preformatted_20_Text"><text:s text:c="16"/>}</text:p>
      <text:p text:style-name="Preformatted_20_Text"><text:s text:c="16"/>else{</text:p>
      <text:p text:style-name="Preformatted_20_Text"><text:s text:c="24"/>ListaHijos *lista_hijos = persona-&gt;hijos;</text:p>
      <text:p text:style-name="Preformatted_20_Text"><text:s text:c="24"/>printf("Los hijos de %s son:\n", persona-&gt;nombre);</text:p>
      <text:p text:style-name="Preformatted_20_Text"/>
      <text:p text:style-name="Preformatted_20_Text"><text:s text:c="24"/>while(lista_hijos != NULL){</text:p>
      <text:p text:style-name="Preformatted_20_Text"><text:tab/><text:tab/><text:tab/><text:tab/><text:span text:style-name="T3">//</text:span><text:span text:style-name="T4">Se agrego una validación.</text:span></text:p>
      <text:p text:style-name="P15"><text:span text:style-name="T4">//Se agrego un condicional para validar que la persona no sea Null e imprimir caso contrario se modifica la lista para su siguiente hijo</text:span></text:p>
      <text:p text:style-name="Preformatted_20_Text"><text:s text:c="32"/>printf("- %s\n", lista_hijos-&gt;per-&gt;nombre); <text:s text:c="4"/></text:p>
      <text:p text:style-name="Preformatted_20_Text"><text:s text:c="32"/>lista_hijos = lista_hijos-&gt;siguiente; <text:s text:c="10"/></text:p>
      <text:p text:style-name="Preformatted_20_Text"><text:s text:c="24"/>}</text:p>
      <text:p text:style-name="Preformatted_20_Text"><text:s text:c="16"/>}</text:p>
      <text:p text:style-name="Preformatted_20_Text"><text:s text:c="8"/>}</text:p>
      <text:p text:style-name="P8">}</text:p>
      <text:p text:style-name="P14"/>
      <text:p text:style-name="P11">C<text:span text:style-name="T1">ORREGIDO:</text:span></text:p>
      <text:p text:style-name="P14">void mostrarInfoPersona(Persona *persona){</text:p>
      <text:p text:style-name="P14"><text:tab/>if(persona != NULL){</text:p>
      <text:p text:style-name="P14"><text:tab/><text:tab/>printf("Nombre: %s\nPeso: %d kg\nEdad: %d\n",persona-&gt;nombre, persona-&gt;peso, persona-&gt;edad);</text:p>
      <text:p text:style-name="P14"><text:tab/><text:tab/>if(persona-&gt;hijos-&gt;siguiente == NULL){</text:p>
      <text:p text:style-name="P14"><text:tab/><text:tab/><text:tab/>printf("Hijos: esta persona no tiene hijos\n");</text:p>
      <text:p text:style-name="P14"><text:tab/><text:tab/><text:tab/>return;</text:p>
      <text:p text:style-name="P14"><text:tab/><text:tab/>}</text:p>
      <text:p text:style-name="P14"><text:tab/><text:tab/>else{</text:p>
      <text:p text:style-name="P14"><text:tab/><text:tab/><text:tab/>ListaHijos *lista_hijos = persona-&gt;hijos;</text:p>
      <text:p text:style-name="P14"><text:tab/><text:tab/><text:tab/>printf("Los hijos de %s son:\n", persona-&gt;nombre);</text:p>
      <text:p text:style-name="P14"><text:tab/><text:tab/><text:tab/>while(lista_hijos != NULL){</text:p>
      <text:p text:style-name="P14"/>
      <text:p text:style-name="P14"><text:tab/><text:tab/><text:tab/><text:tab/>if(lista_hijos-&gt;per != NULL){<text:tab/> </text:p>
      <text:p text:style-name="P14"><text:tab/><text:tab/><text:tab/><text:tab/><text:tab/>printf("- %s\n", lista_hijos-&gt;per-&gt;nombre);</text:p>
      <text:p text:style-name="P14"><text:tab/><text:tab/><text:tab/><text:tab/>}<text:tab/></text:p>
      <text:p text:style-name="P14"><text:tab/><text:tab/><text:tab/><text:tab/>lista_hijos = lista_hijos-&gt;siguiente;</text:p>
      <text:p text:style-name="P14"><text:tab/><text:tab/><text:tab/>}</text:p>
      <text:p text:style-name="P14"><text:tab/><text:tab/>}</text:p>
      <text:p text:style-name="P14"><text:tab/>}</text:p>
      <text:p text:style-name="P14">}</text:p>
      <text:p text:style-name="P13">ERROR:</text:p>
      <text:p text:style-name="P2">int main(void){</text:p>
      <text:p text:style-name="Preformatted_20_Text"/>
      <text:p text:style-name="Preformatted_20_Text"><text:s text:c="8"/>Persona *listaPersona[TAMANO];</text:p>
      <text:p text:style-name="Preformatted_20_Text"><text:s text:c="8"/>int i = 0;</text:p>
      <text:p text:style-name="P3"><text:s text:c="8"/><text:span text:style-name="T3">for(i = 0; i &lt;= TAMANO; i++){</text:span> <text:s/><text:span text:style-name="T9">//El igual lanzaba el stackkmashing y no imprimía la ultima persona</text:span> <text:s text:c="16"/></text:p>
      <text:p text:style-name="Preformatted_20_Text"><text:soft-page-break/></text:p>
      <text:p text:style-name="Preformatted_20_Text"><text:s text:c="16"/>int edad = edadMin + rand() / (RAND_MAX / (edadMax - edadMin + 1) + 1);</text:p>
      <text:p text:style-name="Preformatted_20_Text"><text:s text:c="16"/>int peso = pesoMin + rand() / (RAND_MAX / (pesoMax - pesoMin + 1) + 1);</text:p>
      <text:p text:style-name="Preformatted_20_Text"/>
      <text:p text:style-name="P3"><text:s text:c="16"/><text:span text:style-name="T3">crearPersona(nombres[i], <text:s/>edad, peso);</text:span><text:span text:style-name="T10">//Faltaba la asignación a la listaPersona</text:span></text:p>
      <text:p text:style-name="Preformatted_20_Text"/>
      <text:p text:style-name="Preformatted_20_Text"><text:s text:c="8"/>}</text:p>
      <text:p text:style-name="Preformatted_20_Text"><text:s text:c="8"/>anadirHijo(listaPersona[0], listaPersona[1]);</text:p>
      <text:p text:style-name="Preformatted_20_Text"><text:s text:c="8"/>anadirHijo(listaPersona[3], listaPersona[2]);</text:p>
      <text:p text:style-name="Preformatted_20_Text"><text:s text:c="8"/>anadirHijo(listaPersona[3], listaPersona[6]);</text:p>
      <text:p text:style-name="Preformatted_20_Text"><text:s text:c="8"/>anadirHijo(listaPersona[4], listaPersona[5]);</text:p>
      <text:p text:style-name="Preformatted_20_Text"/>
      <text:p text:style-name="Preformatted_20_Text"><text:s text:c="8"/>for(i = 0; i &lt; TAMANO; i++){ <text:s text:c="5"/></text:p>
      <text:p text:style-name="Preformatted_20_Text"><text:s text:c="16"/>mostrarInfoPersona(listaPersona[i]);</text:p>
      <text:p text:style-name="Preformatted_20_Text"><text:s text:c="16"/>printf("\n");</text:p>
      <text:p text:style-name="Preformatted_20_Text"><text:s text:c="8"/>}</text:p>
      <text:p text:style-name="Preformatted_20_Text"/>
      <text:p text:style-name="P8">}</text:p>
      <text:p text:style-name="P16"/>
      <text:p text:style-name="P13">CORREGIDO:</text:p>
      <text:p text:style-name="P17">int main(void){</text:p>
      <text:p text:style-name="P17"/>
      <text:p text:style-name="P17"><text:tab/>Persona *listaPersona[TAMANO]={0};</text:p>
      <text:p text:style-name="P17"/>
      <text:p text:style-name="P17"><text:tab/>int i = 0;</text:p>
      <text:p text:style-name="P17"/>
      <text:p text:style-name="P17"><text:tab/>for(i = 0; i &lt; TAMANO; i++){<text:tab/><text:tab/></text:p>
      <text:p text:style-name="P17"/>
      <text:p text:style-name="P17"><text:tab/><text:tab/>int edad = edadMin + rand() / (RAND_MAX / (edadMax - edadMin + 1) + 1);</text:p>
      <text:p text:style-name="P17"><text:tab/><text:tab/>int peso = pesoMin + rand() / (RAND_MAX / (pesoMax - pesoMin + 1) + 1);</text:p>
      <text:p text:style-name="P17"/>
      <text:p text:style-name="P17"><text:tab/><text:tab/>listaPersona[i] = crearPersona(nombres[i], <text:s/>edad, peso);</text:p>
      <text:p text:style-name="P17"/>
      <text:p text:style-name="P17"><text:tab/>}</text:p>
      <text:p text:style-name="P17"><text:tab/>anadirHijo(listaPersona[0], listaPersona[1]);</text:p>
      <text:p text:style-name="P17"><text:tab/>anadirHijo(listaPersona[3], listaPersona[2]);</text:p>
      <text:p text:style-name="P17"><text:tab/>anadirHijo(listaPersona[3], listaPersona[6]);</text:p>
      <text:p text:style-name="P17"><text:tab/>anadirHijo(listaPersona[4], listaPersona[5]);</text:p>
      <text:p text:style-name="P17"/>
      <text:p text:style-name="P17"><text:tab/>for(i = 0; i &lt; TAMANO; i++){<text:tab/></text:p>
      <text:p text:style-name="P17"><text:tab/><text:tab/>mostrarInfoPersona(listaPersona[i]);</text:p>
      <text:p text:style-name="P17"><text:tab/><text:tab/>printf("\n");</text:p>
      <text:p text:style-name="P17"><text:tab/>}</text:p>
      <text:p text:style-name="P1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8:47:43.815118117</meta:creation-date>
    <dc:date>2017-06-16T19:10:28.618329516</dc:date>
    <meta:editing-duration>PT22M43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4" meta:paragraph-count="174" meta:word-count="583" meta:character-count="5876" meta:non-whitespace-character-count="4112"/>
  </office:meta>
</office:document-meta>
</file>